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6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6116148904817134349" text:style-name="L1">
        <text:list-item>
          <text:p text:style-name="P8">3:56.8</text:p>
        </text:list-item>
        <text:list-item>
          <text:p text:style-name="P8">3:53.8</text:p>
        </text:list-item>
        <text:list-item>
          <text:p text:style-name="P8">3:50.8</text:p>
        </text:list-item>
        <text:list-item>
          <text:p text:style-name="P8">3:47.8</text:p>
        </text:list-item>
        <text:list-item>
          <text:p text:style-name="P8">3:45.0</text:p>
        </text:list-item>
        <text:list-item>
          <text:p text:style-name="P8">3:42.2</text:p>
        </text:list-item>
        <text:list-item>
          <text:p text:style-name="P8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2662853007339837806" text:style-name="L2">
        <text:list-item>
          <text:p text:style-name="P10">2:00 <text:s text:c="2"/>(10:00/mi)</text:p>
        </text:list-item>
        <text:list-item>
          <text:p text:style-name="P10">1:58</text:p>
        </text:list-item>
        <text:list-item>
          <text:p text:style-name="P10">1:56</text:p>
        </text:list-item>
        <text:list-item>
          <text:p text:style-name="P10">1:51</text:p>
        </text:list-item>
        <text:list-item>
          <text:p text:style-name="P10">1:49.4</text:p>
        </text:list-item>
        <text:list-item>
          <text:p text:style-name="P10">1:51.4</text:p>
        </text:list-item>
        <text:list-item>
          <text:p text:style-name="P10">1:47.7</text:p>
        </text:list-item>
        <text:list-item>
          <text:p text:style-name="P10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4"><text:soft-page-break/>Sat 6/11/16: <text:span text:style-name="T2">4 miles</text:span></text:p>
      <text:p text:style-name="P4">I ran 4 miles on hilly roads and grass. <text:s/>First and last miles on roads. </text:p>
      <text:p text:style-name="P4">9:19+9:11+8:35+8:34 = 35:40. <text:s/>It was 83 degrees. </text:p>
      <text:p text:style-name="P4"/>
      <text:p text:style-name="P4">Sun 6/12/16: <text:span text:style-name="T2">3 miles</text:span></text:p>
      <text:p text:style-name="P4">I ran and walked 3 miles on roads and grass averaging 11:28/mile.</text:p>
      <text:p text:style-name="P4"/>
      <text:p text:style-name="P4">Mon 6/13/16: 5.1 miles</text:p>
      <text:p text:style-name="P4">I ran with Mark Ams, and Gary and Matt Puleio. <text:s/>Mark ran 200's and the rest of us ran 6 x 880 yards. I always run wide on the curves so 2 laps is about 880 yards. <text:s/></text:p>
      <text:p text:style-name="P4">We warmed up with a mile jog, ran 6 x 880 with a 220 jog between each 880 and then warmed down with an 880 jog. <text:s/>My 220 jogs took about 2:10. <text:s/>My times on the 880's were</text:p>
      <text:list xml:id="list4713435824274969211" text:style-name="L3">
        <text:list-item>
          <text:p text:style-name="P11">3:50.5</text:p>
        </text:list-item>
        <text:list-item>
          <text:p text:style-name="P11">3:50.4</text:p>
        </text:list-item>
        <text:list-item>
          <text:p text:style-name="P11">3:43.9</text:p>
        </text:list-item>
        <text:list-item>
          <text:p text:style-name="P11">3:44.2</text:p>
        </text:list-item>
        <text:list-item>
          <text:p text:style-name="P11">3:46.2</text:p>
        </text:list-item>
        <text:list-item>
          <text:p text:style-name="P11">3:45</text:p>
          <text:p text:style-name="P11">Average=3:46.7</text:p>
        </text:list-item>
      </text:list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3T19:44:16.81</dc:date>
    <dc:creator>James Lombardi</dc:creator>
    <meta:editing-duration>PT4H16M7S</meta:editing-duration>
    <meta:editing-cycles>31</meta:editing-cycles>
    <meta:document-statistic meta:table-count="0" meta:image-count="0" meta:object-count="0" meta:page-count="4" meta:paragraph-count="122" meta:word-count="1186" meta:character-count="5887"/>
  </office:meta>
</office:document-meta>
</file>